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4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583cm" fo:min-width="1.353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e0c2cd" draw:textarea-horizontal-align="justify" draw:textarea-vertical-align="middle" draw:auto-grow-height="false" fo:min-height="0.581cm" fo:min-width="1.35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1.75cm" fo:min-width="1.353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06cm" svg:stroke-color="#ff3838" draw:marker-start-width="0.358cm" draw:marker-end="Half_20_Arrow_20_Left" draw:marker-end-width="0.458cm" draw:fill="solid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4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d4ea6b"/>
      <style:paragraph-properties fo:text-align="center"/>
      <style:text-properties style:font-name="Source Code Pro1" fo:font-size="10pt" style:font-size-asian="10pt" style:font-size-complex="10pt"/>
    </style:style>
    <style:style style:name="P8" style:family="paragraph">
      <loext:graphic-properties draw:fill="solid" draw:fill-color="#e0c2cd"/>
      <style:paragraph-properties fo:text-align="center"/>
      <style:text-properties style:font-name="Source Code Pro1" fo:font-size="10pt" style:font-size-asian="10pt" style:font-size-complex="10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729fcf"/>
      <style:paragraph-properties fo:text-align="center"/>
      <style:text-properties style:font-name="Source Code Pro1" fo:font-size="12pt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text-properties style:font-name="Source Code Pro1" fo:font-size="12pt" style:font-size-asian="12pt" style:font-size-complex="12pt"/>
    </style:style>
    <style:style style:name="P13" style:family="paragraph">
      <loext:graphic-properties draw:fill="none" draw:fill-color="#ffffff"/>
      <style:text-properties style:font-name="Source Code Pro1" fo:font-size="12pt" style:font-size-asian="12pt" style:font-size-complex="12pt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style:style style:name="T3" style:family="text">
      <style:text-properties style:font-name="Source Code Pro1" fo:font-size="10pt" style:font-size-asian="10pt" style:font-size-complex="10pt"/>
    </style:style>
    <style:style style:name="T4" style:family="text">
      <style:text-properties style:font-name="Source Code Pr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81cm" svg:height="2.54cm" svg:x="29.215cm" svg:y="0.81cm">
          <text:p text:style-name="P1"><text:span text:style-name="T1">Lin</text:span><text:span text:style-name="T1">k</text:span></text:p>
          <text:p text:style-name="P1"><text:span text:style-name="T1">Int</text:span><text:span text:style-name="T1">erf</text:span><text:span text:style-name="T1">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81cm" svg:height="2.54cm" svg:x="7.09cm" svg:y="0.816cm">
          <text:p text:style-name="P1"><text:span text:style-name="T1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3.048cm" svg:height="2.54cm" svg:x="0.47cm" svg:y="0.816cm">
          <text:p text:style-name="P1"><text:span text:style-name="T2">Data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svg:x1="7.09cm" svg:y1="2.086cm" svg:x2="3.518cm" svg:y2="2.086cm" draw:start-shape="id1" draw:start-glue-point="3" draw:end-shape="id2" draw:end-glue-point="8" svg:d="M7090 2086h-3572" svg:viewBox="0 0 3573 1">
          <text:p/>
        </draw:connector>
        <draw:custom-shape draw:style-name="gr3" draw:text-style-name="P4" xml:id="id3" draw:id="id3" draw:layer="layout" svg:width="3.048cm" svg:height="2.54cm" svg:x="14.969cm" svg:y="0.262cm">
          <text:p text:style-name="P1"><text:span text:style-name="T2">Segment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10.9cm" svg:y1="2.086cm" svg:x2="14.969cm" svg:y2="1.532cm" draw:start-shape="id1" draw:start-glue-point="1" draw:end-shape="id3" draw:end-glue-point="6" svg:d="M10900 2086h2174v-554h1895" svg:viewBox="0 0 4070 555">
          <text:p/>
        </draw:connector>
        <draw:custom-shape draw:style-name="gr2" draw:text-style-name="P3" xml:id="id4" draw:id="id4" draw:layer="layout" svg:width="3.81cm" svg:height="2.54cm" svg:x="14.588cm" svg:y="3.437cm">
          <text:p text:style-name="P1"><text:span text:style-name="T1">Internet</text:span></text:p>
          <text:p text:style-name="P1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3.048cm" svg:height="2.54cm" draw:transform="rotate (-3.14159265358979) translate (25.532cm 3.35cm)">
          <text:p text:style-name="P1"><text:span text:style-name="T2">Frame</text:span></text:p>
          <text:p text:style-name="P1"><text:span text:style-name="T2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16.493cm" svg:y1="2.802cm" svg:x2="16.493cm" svg:y2="3.437cm" draw:start-shape="id3" draw:start-glue-point="7" draw:end-shape="id4" draw:end-glue-point="0" svg:d="M16493 2802v635" svg:viewBox="0 0 1 636">
          <text:p/>
        </draw:connector>
        <draw:connector draw:style-name="gr5" draw:text-style-name="P1" draw:layer="layout" svg:x1="18.398cm" svg:y1="4.707cm" svg:x2="22.485cm" svg:y2="2.081cm" draw:start-shape="id4" draw:start-glue-point="1" draw:end-shape="id5" draw:end-glue-point="6" svg:d="M18398 4707h2182v-2626h1905" svg:viewBox="0 0 4088 2627">
          <text:p/>
        </draw:connector>
        <draw:connector draw:style-name="gr5" draw:text-style-name="P1" draw:layer="layout" svg:x1="25.532cm" svg:y1="2.081cm" svg:x2="29.215cm" svg:y2="2.08cm" draw:start-shape="id5" draw:start-glue-point="8" draw:end-shape="id6" draw:end-glue-point="3" svg:d="M25532 2081h1985v-1h1698" svg:viewBox="0 0 3684 2">
          <text:p/>
        </draw:connector>
        <draw:custom-shape draw:style-name="gr6" draw:text-style-name="P7" draw:layer="layout" svg:width="1.905cm" svg:height="0.885cm" svg:x="26.332cm" svg:y="1.857cm">
          <text:p text:style-name="P6"><text:span text:style-name="T3">Transpo</text:span><text:span text:style-name="T3">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905cm" svg:height="0.883cm" svg:x="26.332cm" svg:y="0.974cm">
          <text:p text:style-name="P6"><text:span text:style-name="T3">Int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905cm" svg:height="2.052cm" svg:x="26.332cm" svg:y="2.735cm">
          <text:p text:style-name="P9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905cm" svg:height="2.052cm" svg:x="4.318cm" svg:y="1.162cm">
          <text:p text:style-name="P9"><text:span text:style-name="T4">Da</text:span><text:span text:style-name="T4">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905cm" svg:height="0.885cm" svg:x="11.973cm" svg:y="3.071cm">
          <text:p text:style-name="P6"><text:span text:style-name="T3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905cm" svg:height="2.052cm" svg:x="11.973cm" svg:y="1.019cm">
          <text:p text:style-name="P9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905cm" svg:height="0.885cm" svg:x="19.501cm" svg:y="2.939cm">
          <text:p text:style-name="P6"><text:span text:style-name="T3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905cm" svg:height="0.883cm" svg:x="19.501cm" svg:y="3.83cm">
          <text:p text:style-name="P6"><text:span text:style-name="T3">In</text:span><text:span text:style-name="T3">te</text:span><text:span text:style-name="T3">rn</text:span><text:span text:style-name="T3">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905cm" svg:height="2.052cm" svg:x="19.501cm" svg:y="1.01cm">
          <text:p text:style-name="P9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6.269cm" svg:y1="1.197cm" svg:x2="6.269cm" svg:y2="3.229cm">
          <text:p/>
        </draw:line>
        <draw:line draw:style-name="gr9" draw:text-style-name="P11" draw:layer="layout" svg:x1="13.951cm" svg:y1="1.07cm" svg:x2="13.878cm" svg:y2="3.991cm">
          <text:p/>
        </draw:line>
        <draw:line draw:style-name="gr9" draw:text-style-name="P11" draw:layer="layout" svg:x1="21.406cm" svg:y1="1.043cm" svg:x2="21.379cm" svg:y2="4.753cm">
          <text:p/>
        </draw:line>
        <draw:line draw:style-name="gr9" draw:text-style-name="P11" draw:layer="layout" svg:x1="28.291cm" svg:y1="0.943cm" svg:x2="28.264cm" svg:y2="4.753cm">
          <text:p/>
        </draw:line>
        <draw:frame draw:style-name="gr10" draw:text-style-name="P13" draw:layer="layout" svg:width="4.653cm" svg:height="0.889cm" svg:x="22.033cm" svg:y="3.583cm">
          <draw:text-box>
            <text:p text:style-name="P12"><text:span text:style-name="T4">(Revers</text:span><text:span text:style-name="T4">e-</text:span><text:span text:style-name="T4">orde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4.54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7-21T11:30:18.918650760</dc:date>
    <meta:editing-duration>PT55M4S</meta:editing-duration>
    <meta:editing-cycles>13</meta:editing-cycles>
    <meta:generator>LibreOffice/6.2.4.2.0$Linux_X86_64 LibreOffice_project/20$Build-2</meta:generator>
    <meta:document-statistic meta:object-count="25"/>
  </office:meta>
</office:document-meta>
</file>